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f334" officeooo:paragraph-rsid="0008f334"/>
    </style:style>
    <style:style style:name="P2" style:family="paragraph" style:parent-style-name="Standard">
      <style:text-properties officeooo:rsid="000aa294" officeooo:paragraph-rsid="000aa294"/>
    </style:style>
    <style:style style:name="P3" style:family="paragraph" style:parent-style-name="Standard">
      <style:text-properties officeooo:rsid="0008f334" officeooo:paragraph-rsid="0008f334"/>
    </style:style>
    <style:style style:name="P4" style:family="paragraph" style:parent-style-name="Standard">
      <style:text-properties officeooo:rsid="0008f334" officeooo:paragraph-rsid="000bde5b"/>
    </style:style>
    <style:style style:name="P5" style:family="paragraph" style:parent-style-name="Standard">
      <style:text-properties officeooo:rsid="000bde5b" officeooo:paragraph-rsid="000bde5b"/>
    </style:style>
    <style:style style:name="T1" style:family="text">
      <style:text-properties officeooo:rsid="000bde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ul Morgenthaler 09.10.18</text:p>
      <text:p text:style-name="P1"/>
      <text:p text:style-name="P2">Erstellen von zwei Blender Objekten auf Nachfrage Patricks, kreisweiß6_punkt und kreisschwarz9_punkt.</text:p>
      <text:p text:style-name="P1"/>
      <text:p text:style-name="P1">Anfertigung einens Klassendiagramms für das Rithmomachie-Spiel mit "UMLet"</text:p>
      <text:p text:style-name="P1"/>
      <text:p text:style-name="P1"/>
      <text:p text:style-name="P4">Paul Morgenthaler <text:span text:style-name="T1">15</text:span>.10.18</text:p>
      <text:p text:style-name="P5">Fertigstellung des Klassendiagramms in "UMLet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M18S</meta:editing-duration>
    <meta:editing-cycles>5</meta:editing-cycles>
    <meta:generator>LibreOffice/5.4.2.2$Windows_X86_64 LibreOffice_project/22b09f6418e8c2d508a9eaf86b2399209b0990f4</meta:generator>
    <dc:date>2018-10-15T16:05:04.872000000</dc:date>
    <meta:document-statistic meta:table-count="0" meta:image-count="0" meta:object-count="0" meta:page-count="1" meta:paragraph-count="5" meta:word-count="30" meta:character-count="273" meta:non-whitespace-character-count="248"/>
    <meta:user-defined meta:name="Info 1"/>
    <meta:user-defined meta:name="Info 2"/>
    <meta:user-defined meta:name="Info 3"/>
    <meta:user-defined meta:name="Info 4"/>
  </office:meta>
</office:document-meta>
</file>